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dobe Song Std" svg:font-family="'Adobe Song Std', 宋体"/>
    <style:font-face style:name="Mangal1" svg:font-family="Mangal"/>
    <style:font-face style:name="宋体" svg:font-family="宋体, SimSu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1.416cm" style:rel-column-width="803*"/>
    </style:style>
    <style:style style:name="Table3.B" style:family="table-column">
      <style:table-column-properties style:column-width="4.364cm" style:rel-column-width="2475*"/>
    </style:style>
    <style:style style:name="Table3.C" style:family="table-column">
      <style:table-column-properties style:column-width="11.22cm" style:rel-column-width="6362*"/>
    </style:style>
    <style:style style:name="Table3.1" style:family="table-row">
      <style:table-row-properties style:min-row-height="0.665cm" style:keep-together="true" fo:keep-together="auto"/>
    </style:style>
    <style:style style:name="Table3.A1" style:family="table-cell">
      <style:table-cell-properties style:vertical-align="middle" fo:background-color="#99cd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C1" style:family="table-cell">
      <style:table-cell-properties style:vertical-align="middle" fo:background-color="#99cd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0.628cm" style:keep-together="true" fo:keep-together="auto"/>
    </style:style>
    <style:style style:name="Table3.A2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C2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3" style:family="table-row">
      <style:table-row-properties style:min-row-height="0.584cm" style:keep-together="true" fo:keep-together="auto"/>
    </style:style>
    <style:style style:name="Table3.A3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C3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4" style:family="table-row">
      <style:table-row-properties style:min-row-height="0.607cm" style:keep-together="true" fo:keep-together="auto"/>
    </style:style>
    <style:style style:name="Table3.5" style:family="table-row">
      <style:table-row-properties style:min-row-height="0.651cm" style:keep-together="true" fo:keep-together="auto"/>
    </style:style>
    <style:style style:name="Table3.6" style:family="table-row">
      <style:table-row-properties style:min-row-height="0.522cm" style:keep-together="true" fo:keep-together="auto"/>
    </style:style>
    <style:style style:name="Table3.7" style:family="table-row">
      <style:table-row-properties style:min-row-height="0.649cm" style:keep-together="true" fo:keep-together="auto"/>
    </style:style>
    <style:style style:name="Table3.9" style:family="table-row">
      <style:table-row-properties style:min-row-height="0.563cm" style:keep-together="true" fo:keep-together="auto"/>
    </style:style>
    <style:style style:name="Table3.10" style:family="table-row">
      <style:table-row-properties style:min-row-height="0.61cm" style:keep-together="true" fo:keep-together="auto"/>
    </style:style>
    <style:style style:name="Table3.11" style:family="table-row">
      <style:table-row-properties style:min-row-height="0.554cm" style:keep-together="true" fo:keep-together="auto"/>
    </style:style>
    <style:style style:name="P1" style:family="paragraph" style:parent-style-name="Standard">
      <style:text-properties style:font-name="Verdana" fo:font-size="12pt" fo:font-weight="bold" style:font-name-asian="Georgia" style:font-size-asian="12pt" style:font-weight-asian="bold" style:font-name-complex="Verdana" style:font-size-complex="12pt"/>
    </style:style>
    <style:style style:name="P2" style:family="paragraph" style:parent-style-name="Standard">
      <style:paragraph-properties style:text-autospace="none"/>
      <style:text-properties style:font-name="Verdana" fo:font-size="12pt" fo:font-weight="bold" style:font-name-asian="Georgia" style:font-size-asian="12pt" style:font-weight-asian="bold" style:font-name-complex="Verdana" style:font-size-complex="12pt"/>
    </style:style>
    <style:style style:name="P3" style:family="paragraph" style:parent-style-name="Standard">
      <style:paragraph-properties style:text-autospace="none"/>
      <style:text-properties fo:color="#000000" style:font-name="Verdana" style:letter-kerning="true" style:font-name-asian="Adobe Song Std" style:font-name-complex="Verdana" style:font-size-complex="10.5pt"/>
    </style:style>
    <style:style style:name="P4" style:family="paragraph" style:parent-style-name="Standard" style:list-style-name="WW8Num19">
      <style:paragraph-properties style:text-autospace="none"/>
      <style:text-properties fo:color="#000000" style:font-name="Verdana" style:letter-kerning="true" style:font-name-asian="Adobe Song Std" style:font-name-complex="Verdana" style:font-size-complex="10.5pt"/>
    </style:style>
    <style:style style:name="P5" style:family="paragraph" style:parent-style-name="Standard">
      <style:paragraph-properties style:text-autospace="none"/>
      <style:text-properties fo:color="#000000" style:font-name="Verdana" style:letter-kerning="true" style:font-name-asian="Adobe Song Std" style:font-name-complex="Verdana" style:font-size-complex="10.5pt"/>
    </style:style>
    <style:style style:name="P6" style:family="paragraph" style:parent-style-name="Standard" style:list-style-name="WW8Num12">
      <style:paragraph-properties style:text-autospace="none"/>
      <style:text-properties fo:color="#000000" style:font-name="Verdana" style:font-name-complex="Verdana" style:font-size-complex="10.5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 style:list-style-name="WW8Num23">
      <style:paragraph-properties style:text-autospace="none"/>
    </style:style>
    <style:style style:name="P9" style:family="paragraph" style:parent-style-name="Standard" style:list-style-name="WW8Num22">
      <style:paragraph-properties style:text-autospace="none"/>
    </style:style>
    <style:style style:name="P10" style:family="paragraph" style:parent-style-name="Standard" style:list-style-name="WW8Num12">
      <style:paragraph-properties style:text-autospace="none"/>
    </style:style>
    <style:style style:name="P11" style:family="paragraph" style:parent-style-name="Standard" style:list-style-name="WW8Num19">
      <style:paragraph-properties style:text-autospace="none"/>
    </style:style>
    <style:style style:name="P12" style:family="paragraph" style:parent-style-name="Standard" style:list-style-name="WW8Num18">
      <style:paragraph-properties style:text-autospace="none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style:writing-mode="lr-tb"/>
      <style:text-properties fo:language="en" fo:country="none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color="#000000" style:font-name="Verdana" style:letter-kerning="true" style:font-name-asian="Adobe Song Std" style:font-name-complex="Verdana" style:font-size-complex="10.5pt"/>
    </style:style>
    <style:style style:name="T4" style:family="text">
      <style:text-properties fo:color="#000000" style:font-name="Verdana" style:letter-kerning="true" style:font-name-asian="Adobe Song Std" style:font-name-complex="Verdana" style:font-size-complex="10.5pt"/>
    </style:style>
    <style:style style:name="T5" style:family="text">
      <style:text-properties fo:color="#000000" style:font-name="Verdana" style:font-name-complex="Verdana" style:font-size-complex="10.5pt"/>
    </style:style>
    <style:style style:name="T6" style:family="text">
      <style:text-properties fo:color="#000000" style:font-name="Verdana" style:font-name-complex="Verdana" style:font-size-complex="10.5pt"/>
    </style:style>
    <style:style style:name="T7" style:family="text">
      <style:text-properties fo:color="#000000" style:font-name="宋体" fo:font-size="12pt" style:font-size-asian="12pt" style:font-name-complex="宋体"/>
    </style:style>
    <style:style style:name="T8" style:family="text">
      <style:text-properties fo:color="#000000" style:font-name="宋体" fo:font-size="12pt" style:font-size-asian="12pt" style:font-name-complex="宋体"/>
    </style:style>
    <style:style style:name="T9" style:family="text">
      <style:text-properties fo:language="en" fo:country="none"/>
    </style:style>
    <style:style style:name="T10" style:family="text">
      <style:text-properties style:font-name="Verdana" style:letter-kerning="true" style:font-name-complex="Verdana" style:font-size-complex="10.5pt"/>
    </style:style>
    <style:style style:name="T11" style:family="text">
      <style:text-properties style:font-name="Verdana" style:letter-kerning="true" style:font-name-complex="Verdana" style:font-size-complex="10.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PIN</text:p>
          </table:table-cell>
          <table:table-cell table:style-name="Table3.A1" office:value-type="string">
            <text:p text:style-name="P1">Function</text:p>
          </table:table-cell>
          <table:table-cell table:style-name="Table3.C1" office:value-type="string">
            <text:p text:style-name="P1">Description</text:p>
          </table:table-cell>
        </table:table-row>
        <table:table-row table:style-name="Table3.2"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7"><text:span text:style-name="T3">URXD</text:span></text:p>
          </table:table-cell>
          <table:table-cell table:style-name="Table3.C2" office:value-type="string">
            <text:list xml:id="list3662394087660146844" text:style-name="WW8Num23">
              <text:list-item>
                <text:p text:style-name="P8"><text:span text:style-name="T3">UART_RXD</text:span><text:span text:style-name="T3">，接收；Receiving</text:span></text:p>
              </text:list-item>
              <text:list-item>
                <text:p text:style-name="P8"><text:span text:style-name="T3">General Purpose Input/Output</text:span><text:span text:style-name="T3">：GPIO3；</text:span></text:p>
              </text:list-item>
            </text:list>
          </table:table-cell>
        </table:table-row>
        <table:table-row table:style-name="Table3.3">
          <table:table-cell table:style-name="Table3.A3" office:value-type="string">
            <text:p text:style-name="P3">2</text:p>
          </table:table-cell>
          <table:table-cell table:style-name="Table3.A3" office:value-type="string">
            <text:p text:style-name="P7"><text:span text:style-name="T3">UTXD</text:span></text:p>
          </table:table-cell>
          <table:table-cell table:style-name="Table3.C3" office:value-type="string">
            <text:list xml:id="list6522142718590879312" text:style-name="WW8Num22">
              <text:list-item>
                <text:p text:style-name="P9"><text:span text:style-name="T3">UART_TXD</text:span><text:span text:style-name="T3">，发送；Sending</text:span></text:p>
              </text:list-item>
            </text:list>
            <text:p text:style-name="P7"><text:span text:style-name="T3">2）</text:span><text:span text:style-name="T3">General Purpose Input/Output</text:span><text:span text:style-name="T3">：GPIO1；</text:span></text:p>
            <text:p text:style-name="P7"><text:span text:style-name="T3">3）开机时禁止下拉；</text:span><text:bookmark text:name="gt-res-wrap1"/></text:p>
            <text:section text:style-name="Sect1" text:name="Section45">
              <text:section text:style-name="Sect1" text:name="Section46">
                <text:section text:style-name="Sect1" text:name="Section47">
                  <text:section text:style-name="Sect1" text:name="Section48">
                    <text:section text:style-name="Sect1" text:name="Section49">
                      <text:section text:style-name="Sect1" text:name="Section50">
                        <text:section text:style-name="Sect1" text:name="Section51">
                          <text:section text:style-name="Sect1" text:name="Section52">
                            <text:section text:style-name="Sect1" text:name="Section53">
                              <text:section text:style-name="Sect1" text:name="Section54">
                                <text:section text:style-name="Sect1" text:name="Section55">
                                  <text:p text:style-name="P14"><text:bookmark text:name="gt-res-content4"/><text:bookmark text:name="result_box5"/>1)UART_TXD,send;<text:line-break/>2)GeneralPurpose,Input/Output:,GPIO1;<text:line-break/>3) When the power-down is prohibited;</text:p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  <text:p text:style-name="P3"/>
          </table:table-cell>
        </table:table-row>
        <table:table-row table:style-name="Table3.4">
          <table:table-cell table:style-name="Table3.A3" office:value-type="string">
            <text:p text:style-name="P3">5</text:p>
          </table:table-cell>
          <table:table-cell table:style-name="Table3.A3" office:value-type="string">
            <text:p text:style-name="P7"><text:span text:style-name="T3">RESET（GPIO 16）</text:span></text:p>
          </table:table-cell>
          <table:table-cell table:style-name="Table3.C3" office:value-type="string">
            <text:p text:style-name="P7"><text:span text:style-name="T7">外部Reset信号，低电平复位，</text:span><text:span text:style-name="T7">高电平</text:span><text:span text:style-name="T7">工作（默认高）；</text:span><text:bookmark text:name="gt-c"/></text:p>
            <text:section text:style-name="Sect1" text:name="Section1">
              <text:section text:style-name="Sect1" text:name="Section2">
                <text:section text:style-name="Sect1" text:name="Section3">
                  <text:section text:style-name="Sect1" text:name="Section4">
                    <text:section text:style-name="Sect1" text:name="Section5">
                      <text:section text:style-name="Sect1" text:name="Section6">
                        <text:section text:style-name="Sect1" text:name="Section7">
                          <text:section text:style-name="Sect1" text:name="Section8">
                            <text:section text:style-name="Sect1" text:name="Section9">
                              <text:section text:style-name="Sect1" text:name="Section10">
                                <text:section text:style-name="Sect1" text:name="Section11">
                                  <text:p text:style-name="P13"><text:bookmark text:name="gt-res-content"/><text:bookmark text:name="result_box1"/><text:span text:style-name="T9">External Reset signal, low reset, the high level of work (the default height);</text:span></text:p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  <text:p text:style-name="P7"><text:span text:style-name="T7"/></text:p>
          </table:table-cell>
        </table:table-row>
        <table:table-row table:style-name="Table3.5">
          <table:table-cell table:style-name="Table3.A2" office:value-type="string">
            <text:p text:style-name="P3">6</text:p>
          </table:table-cell>
          <table:table-cell table:style-name="Table3.A2" office:value-type="string">
            <text:p text:style-name="P3">GND</text:p>
          </table:table-cell>
          <table:table-cell table:style-name="Table3.C2" office:value-type="string">
            <text:p text:style-name="P3">GND</text:p>
          </table:table-cell>
        </table:table-row>
        <table:table-row table:style-name="Table3.6">
          <table:table-cell table:style-name="Table3.A2" office:value-type="string">
            <text:p text:style-name="P3">8</text:p>
          </table:table-cell>
          <table:table-cell table:style-name="Table3.A2" office:value-type="string">
            <text:p text:style-name="P3">VCC</text:p>
          </table:table-cell>
          <table:table-cell table:style-name="Table3.C2" office:value-type="string">
            <text:p text:style-name="P7"><text:span text:style-name="T3">3.3V</text:span><text:span text:style-name="T3">，</text:span><text:span text:style-name="T10">模块供电</text:span><text:span text:style-name="T10">；</text:span><text:span text:style-name="T3">Vcc</text:span></text:p>
          </table:table-cell>
        </table:table-row>
        <table:table-row table:style-name="Table3.7"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C3" office:value-type="string">
            <text:p text:style-name="P7"><text:span text:style-name="T3"/></text:p>
          </table:table-cell>
        </table:table-row>
        <table:table-row table:style-name="Table3.3">
          <table:table-cell table:style-name="Table3.A3" office:value-type="string">
            <text:p text:style-name="P3">11</text:p>
          </table:table-cell>
          <table:table-cell table:style-name="Table3.A3" office:value-type="string">
            <text:p text:style-name="P3">GPIO0</text:p>
          </table:table-cell>
          <table:table-cell table:style-name="Table3.C3" office:value-type="string">
            <text:list xml:id="list4939477778309693655" text:style-name="WW8Num12">
              <text:list-item>
                <text:p text:style-name="P10">默认WiFi Status：WiFi工作状态指示灯控制信号；</text:p>
              </text:list-item>
              <text:list-item>
                <text:p text:style-name="P6">工作模式选择：</text:p>
              </text:list-item>
            </text:list>
            <text:p text:style-name="P7"><text:span text:style-name="T5"><text:s text:c="3"/>上拉</text:span><text:span text:style-name="T5">：</text:span><text:span text:style-name="T5">Flash Boot，工作模式</text:span><text:span text:style-name="T5">；</text:span></text:p>
            <text:p text:style-name="P7"><text:span text:style-name="T5"><text:s text:c="3"/>下拉</text:span><text:span text:style-name="T5">：</text:span><text:span text:style-name="T5">UART Download，下载模式</text:span><text:span text:style-name="T5">；</text:span></text:p>
            <text:section text:style-name="Sect1" text:name="Section12">
              <text:section text:style-name="Sect1" text:name="Section13">
                <text:section text:style-name="Sect1" text:name="Section14">
                  <text:section text:style-name="Sect1" text:name="Section15">
                    <text:section text:style-name="Sect1" text:name="Section16">
                      <text:section text:style-name="Sect1" text:name="Section17">
                        <text:section text:style-name="Sect1" text:name="Section18">
                          <text:section text:style-name="Sect1" text:name="Section19">
                            <text:section text:style-name="Sect1" text:name="Section20">
                              <text:section text:style-name="Sect1" text:name="Section21">
                                <text:section text:style-name="Sect1" text:name="Section22">
                                  <text:p text:style-name="P13"><text:bookmark text:name="gt-res-content1"/><text:bookmark text:name="result_box2"/><text:span text:style-name="T9">1) Default WiFi Status: WiFi working status indicator control signal;<text:line-break/>2)Working,mode,selection:Pullup:-FlashBoot,operating,mode; Pullown: UART Download, download mode;</text:span></text:p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  <text:p text:style-name="P7"><text:span text:style-name="T3"/></text:p>
          </table:table-cell>
        </table:table-row>
        <table:table-row table:style-name="Table3.9">
          <table:table-cell table:style-name="Table3.A2" office:value-type="string">
            <text:p text:style-name="P3">12</text:p>
          </table:table-cell>
          <table:table-cell table:style-name="Table3.A2" office:value-type="string">
            <text:p text:style-name="P3">ADC</text:p>
          </table:table-cell>
          <table:table-cell table:style-name="Table3.C2" office:value-type="string">
            <text:p text:style-name="P3">ADC，输入范围：0V-1V；</text:p>
            <text:section text:style-name="Sect1" text:name="Section23">
              <text:section text:style-name="Sect1" text:name="Section24">
                <text:section text:style-name="Sect1" text:name="Section25">
                  <text:section text:style-name="Sect1" text:name="Section26">
                    <text:section text:style-name="Sect1" text:name="Section27">
                      <text:section text:style-name="Sect1" text:name="Section28">
                        <text:section text:style-name="Sect1" text:name="Section29">
                          <text:section text:style-name="Sect1" text:name="Section30">
                            <text:section text:style-name="Sect1" text:name="Section31">
                              <text:section text:style-name="Sect1" text:name="Section32">
                                <text:section text:style-name="Sect1" text:name="Section33">
                                  <text:p text:style-name="P13"><text:bookmark text:name="gt-res-content2"/><text:bookmark text:name="result_box3"/><text:span text:style-name="T9">ADC, input range: 0V-1V</text:span></text:p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  <text:p text:style-name="P3"/>
          </table:table-cell>
        </table:table-row>
        <table:table-row table:style-name="Table3.10">
          <table:table-cell table:style-name="Table3.A3" office:value-type="string">
            <text:p text:style-name="P3">13</text:p>
          </table:table-cell>
          <table:table-cell table:style-name="Table3.A3" office:value-type="string">
            <text:p text:style-name="P3">GPIO15</text:p>
          </table:table-cell>
          <table:table-cell table:style-name="Table3.C3" office:value-type="string">
            <text:p text:style-name="P7"><text:span text:style-name="T3">PULLdown</text:span></text:p>
          </table:table-cell>
        </table:table-row>
        <table:table-row table:style-name="Table3.11">
          <table:table-cell table:style-name="Table3.A2" office:value-type="string">
            <text:p text:style-name="P3">14</text:p>
          </table:table-cell>
          <table:table-cell table:style-name="Table3.A2" office:value-type="string">
            <text:p text:style-name="P3">CH_PD</text:p>
          </table:table-cell>
          <table:table-cell table:style-name="Table3.C2" office:value-type="string">
            <text:list xml:id="list8927654529659593040" text:style-name="WW8Num18">
              <text:list-item>
                <text:p text:style-name="P12"><text:span text:style-name="T3">高电平工作；</text:span></text:p>
              </text:list-item>
            </text:list>
            <text:p text:style-name="Standard">低电平模块供电关掉；</text:p>
            <text:section text:style-name="Sect1" text:name="gt-c">
              <text:section text:style-name="Sect1" text:name="gt-form-c">
                <text:section text:style-name="Sect1" text:name="gt-text-all">
                  <text:section text:style-name="Sect1" text:name="gt-main">
                    <text:section text:style-name="Sect1" text:name="gt-text-c">
                      <text:section text:style-name="Sect1" text:name="gt-text-top">
                        <text:section text:style-name="Sect1" text:name="gt-res-c">
                          <text:section text:style-name="Sect1" text:name="gt-res-p">
                            <text:section text:style-name="Sect1" text:name="gt-res-data">
                              <text:section text:style-name="Sect1" text:name="gt-res-wrap">
                                <text:section text:style-name="Sect1" text:name="gt-res-content">
                                  <text:p text:style-name="P13"><text:bookmark text:name="result_box"/><text:span text:style-name="T9">1)a,High,level,of,work;-input,High,or,Power,Down<text:line-break/>2) Turn off the power supply module is low;</text:span></text:p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  <text:p text:style-name="Standard"><text:span text:style-name="T3"/></text:p>
          </table:table-cell>
        </table:table-row>
        <table:table-row table:style-name="Table3.2">
          <table:table-cell table:style-name="Table3.A3" office:value-type="string">
            <text:p text:style-name="P3">15</text:p>
          </table:table-cell>
          <table:table-cell table:style-name="Table3.A3" office:value-type="string">
            <text:p text:style-name="P7"><text:span text:style-name="T3">GPIO2</text:span></text:p>
          </table:table-cell>
          <table:table-cell table:style-name="Table3.C3" office:value-type="string">
            <text:list xml:id="list6868902300251763935" text:style-name="WW8Num19">
              <text:list-item>
                <text:p text:style-name="P4">开机上电时必须为高电平，禁止硬件下拉；</text:p>
              </text:list-item>
              <text:list-item>
                <text:p text:style-name="P11"><text:span text:style-name="T3">内部默认已拉高</text:span><text:bookmark text:name="gt-res-wrap"/></text:p>
              </text:list-item>
            </text:list>
            <text:section text:style-name="Sect1" text:name="Section34">
              <text:section text:style-name="Sect1" text:name="Section35">
                <text:section text:style-name="Sect1" text:name="Section36">
                  <text:section text:style-name="Sect1" text:name="Section37">
                    <text:section text:style-name="Sect1" text:name="Section38">
                      <text:section text:style-name="Sect1" text:name="Section39">
                        <text:section text:style-name="Sect1" text:name="Section40">
                          <text:section text:style-name="Sect1" text:name="Section41">
                            <text:section text:style-name="Sect1" text:name="Section42">
                              <text:section text:style-name="Sect1" text:name="Section43">
                                <text:section text:style-name="Sect1" text:name="Section44">
                                  <text:p text:style-name="P14"><text:bookmark text:name="gt-res-content3"/><text:bookmark text:name="result_box4"/>1) must be turned on when the power is high, prohibit hardware dropdown;<text:line-break/>2) internal default has been pulled high</text:p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dobe Song Std" svg:font-family="'Adobe Song Std', 宋体"/>
    <style:font-face style:name="Mangal1" svg:font-family="Mangal"/>
    <style:font-face style:name="宋体" svg:font-family="宋体, SimSu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WW8Num23z0" style:family="text">
      <style:text-properties fo:color="#000000" style:font-name="Verdana" style:letter-kerning="true" style:font-name-asian="Adobe Song Std" style:font-name-complex="Verdana" style:font-size-complex="10.5pt"/>
    </style:style>
    <style:style style:name="WW8Num22z0" style:family="text"/>
    <style:style style:name="WW8Num12z0" style:family="text">
      <style:text-properties fo:color="#000000" style:font-name="Verdana" style:font-name-complex="Verdana" style:font-size-complex="10.5pt"/>
    </style:style>
    <style:style style:name="WW8Num18z0" style:family="text">
      <style:text-properties fo:color="#000000" style:font-name="Verdana" style:letter-kerning="true" style:font-name-asian="Adobe Song Std" style:font-name-complex="Verdana" style:font-size-complex="10.5pt"/>
    </style:style>
    <style:style style:name="WW8Num19z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3" text:consecutive-numbering="true">
      <text:list-level-style-number text:level="1" text:style-name="WW8Num23z0" style:num-suffix="）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）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）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）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）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ptop User</meta:initial-creator>
    <meta:creation-date>2015-02-01T01:00:53.41</meta:creation-date>
    <meta:document-statistic meta:table-count="1" meta:image-count="0" meta:object-count="0" meta:page-count="1" meta:paragraph-count="47" meta:word-count="273" meta:character-count="984"/>
    <dc:date>2015-02-01T01:03:12.97</dc:date>
    <dc:creator>Laptop User</dc:creator>
    <meta:editing-duration>PT2M20S</meta:editing-duration>
    <meta:editing-cycles>1</meta:editing-cycles>
    <meta:generator>OpenOffice/4.1.0$Win32 OpenOffice.org_project/410m18$Build-9764</meta:generator>
  </office:meta>
</office:document-meta>
</file>